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8.809cm" table:align="left" style:writing-mode="lr-tb"/>
    </style:style>
    <style:style style:name="Tableau1.A" style:family="table-column">
      <style:table-column-properties style:column-width="8.809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2.61cm" table:align="left" style:writing-mode="lr-tb"/>
    </style:style>
    <style:style style:name="Tableau2.A" style:family="table-column">
      <style:table-column-properties style:column-width="7.505cm"/>
    </style:style>
    <style:style style:name="Tableau2.B" style:family="table-column">
      <style:table-column-properties style:column-width="7.504cm"/>
    </style:style>
    <style:style style:name="Tableau2.C" style:family="table-column">
      <style:table-column-properties style:column-width="7.6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992cm" table:align="left" style:writing-mode="lr-tb"/>
    </style:style>
    <style:style style:name="Tableau3.A" style:family="table-column">
      <style:table-column-properties style:column-width="9.992cm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Table_20_Contents">
      <style:paragraph-properties fo:text-align="center" style:justify-single-word="false"/>
      <style:text-properties officeooo:rsid="000a51f1" officeooo:paragraph-rsid="000a51f1"/>
    </style:style>
    <style:style style:name="P3" style:family="paragraph" style:parent-style-name="Table_20_Contents">
      <style:text-properties officeooo:rsid="000a51f1" officeooo:paragraph-rsid="000a51f1"/>
    </style:style>
    <style:style style:name="P4" style:family="paragraph" style:parent-style-name="Standard">
      <style:paragraph-properties fo:text-align="start" style:justify-single-word="false" fo:orphans="0" fo:widows="0"/>
    </style:style>
    <style:style style:name="P5" style:family="paragraph" style:parent-style-name="Table_20_Contents">
      <style:paragraph-properties fo:text-align="center" style:justify-single-word="false"/>
      <style:text-properties officeooo:rsid="000cd327" officeooo:paragraph-rsid="000cd327"/>
    </style:style>
    <style:style style:name="P6" style:family="paragraph" style:parent-style-name="Table_20_Contents">
      <style:text-properties officeooo:rsid="000cd327" officeooo:paragraph-rsid="000cd327"/>
    </style:style>
    <style:style style:name="P7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8" style:family="paragraph" style:parent-style-name="Table_20_Contents">
      <style:text-properties officeooo:rsid="000e21c3" officeooo:paragraph-rsid="000e2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classe">class Jeu&lt;T&gt;</text:span> <text:span text:style-name="Commentaire">//classe abstraite</text:span></text:p>
          </table:table-cell>
        </table:table-row>
        <table:table-row>
          <table:table-cell table:style-name="Tableau1.A2" office:value-type="string">
            <text:p text:style-name="P3"><text:span text:style-name="visibilité">protected:</text:span></text:p>
            <text:p text:style-name="P3"><text:span text:style-name="Type_20_de_20_variable">T**</text:span> <text:span text:style-name="Nom_20_de_20_variable">plateau</text:span>;</text:p>
            <text:p text:style-name="P3"><text:span text:style-name="Qualificateurs">const</text:span> <text:span text:style-name="Type_20_de_20_variable">int</text:span> <text:span text:style-name="Nom_20_de_20_variable">longueur</text:span>;</text:p>
            <text:p text:style-name="P3"><text:span text:style-name="Qualificateurs">const</text:span> <text:span text:style-name="Type_20_de_20_variable">int</text:span> <text:span text:style-name="Nom_20_de_20_variable">largeur</text:span>;</text:p>
            <text:p text:style-name="P3"><text:span text:style-name="Qualificateurs">static const</text:span> <text:span text:style-name="Type_20_de_20_variable">T</text:span> <text:span text:style-name="Nom_20_de_20_variable">caseVide</text:span>;</text:p>
            <text:p text:style-name="P3"><text:span text:style-name="Type_20_de_20_variable">int</text:span> <text:span text:style-name="Nom_20_de_20_variable">score</text:span>;</text:p>
            <text:p text:style-name="P3"/>
            <text:p text:style-name="P3"><text:span text:style-name="visibilité">public:</text:span></text:p>
            <text:p text:style-name="P3"><text:span text:style-name="Nom_20_de_20_fonction">Jeu</text:span>(<text:span text:style-name="Type_20_de_20_variable">int</text:span>,<text:span text:style-name="Type_20_de_20_variable">int</text:span>); <text:span text:style-name="Commentaire">//dimensions</text:span></text:p>
            <text:p text:style-name="P3"><text:span text:style-name="Qualificateurs">virtual</text:span> <text:span text:style-name="Type_20_de_20_variable">void</text:span> <text:span text:style-name="Nom_20_de_20_fonction">initialiser</text:span>()=0;</text:p>
            <text:p text:style-name="P3"><text:span text:style-name="Qualificateurs">virtual</text:span> <text:span text:style-name="Type_20_de_20_variable">bool</text:span> <text:span text:style-name="Nom_20_de_20_fonction">jeuTermine</text:span>() <text:span text:style-name="Qualificateurs">const</text:span>=0;</text:p>
            <text:p text:style-name="P3"><text:span text:style-name="Qualificateurs">virtual</text:span> <text:span text:style-name="Type_20_de_20_variable">void</text:span> <text:span text:style-name="Nom_20_de_20_fonction">jouerHumain</text:span>()=0;</text:p>
            <text:p text:style-name="P3"><text:span text:style-name="Qualificateurs">virtual</text:span> <text:span text:style-name="Type_20_de_20_variable">void</text:span> <text:span text:style-name="Nom_20_de_20_fonction">jouerRobot</text:span>()=0;</text:p>
            <text:p text:style-name="P3"><text:span text:style-name="Qualificateurs">virtual</text:span> <text:span text:style-name="Type_20_de_20_variable">void</text:span> <text:span text:style-name="Nom_20_de_20_fonction">afficher</text:span>(<text:span text:style-name="Type_20_de_20_variable">ostream&amp;</text:span> <text:span text:style-name="Nom_20_de_20_variable">o</text:span>=cout) <text:span text:style-name="Qualificateurs">const</text:span>=0;</text:p>
            <text:p text:style-name="P3"><text:span text:style-name="Qualificateurs">virtual</text:span> <text:span text:style-name="Type_20_de_20_variable">void</text:span> <text:span text:style-name="Nom_20_de_20_fonction">deplacerHaut</text:span>()=0;</text:p>
            <text:p text:style-name="P3"><text:span text:style-name="Qualificateurs">virtual</text:span> <text:span text:style-name="Type_20_de_20_variable">void</text:span> <text:span text:style-name="Nom_20_de_20_fonction">deplacerBas</text:span>()=0;</text:p>
            <text:p text:style-name="P3"><text:span text:style-name="Qualificateurs">virtual</text:span> <text:span text:style-name="Type_20_de_20_variable">void</text:span> <text:span text:style-name="Nom_20_de_20_fonction">deplacerGauche</text:span>()=0;</text:p>
            <text:p text:style-name="P3"><text:span text:style-name="Qualificateurs">virtual</text:span> <text:span text:style-name="Type_20_de_20_variable">void</text:span> <text:span text:style-name="Nom_20_de_20_fonction">deplacerDroite</text:span>()=0;</text:p>
            <text:p text:style-name="P3"><text:span text:style-name="Qualificateurs">virtual</text:span> <text:span text:style-name="Nom_20_de_20_fonction">~Jeu</text:span>()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<text:span text:style-name="classe">class Jeu2048 </text:span>:<text:span text:style-name="classe"> </text:span><text:span text:style-name="visibilité">public</text:span><text:span text:style-name="classe"> Jeu&lt;float&gt;</text:span></text:p>
            <text:p text:style-name="P5"><text:span text:style-name="Commentaire">//les nombres seront entiers, mais</text:span></text:p>
            <text:p text:style-name="P5"><text:span text:style-name="Commentaire">pour pouvoir implémenter les</text:span></text:p>
            <text:p text:style-name="P5"><text:span text:style-name="Commentaire">variantes supplémentaires, on aura</text:span></text:p>
            <text:p text:style-name="P5"><text:span text:style-name="Commentaire">besoin de définir des constantes (qui</text:span></text:p>
            <text:p text:style-name="P5"><text:span text:style-name="Commentaire">ne correspondent pas à des nombres</text:span></text:p>
            <text:p text:style-name="P5"><text:span text:style-name="Commentaire">possibles) pour pouvoir afficher le</text:span></text:p>
            <text:p text:style-name="P5"><text:span text:style-name="Commentaire">plateau.</text:span></text:p>
          </table:table-cell>
          <table:table-cell table:style-name="Tableau2.A1" office:value-type="string">
            <text:p text:style-name="P5"><text:span text:style-name="classe">class Taquin</text:span> : <text:span text:style-name="visibilité">public</text:span> <text:span text:style-name="classe">Jeu&lt;int&gt;</text:span></text:p>
          </table:table-cell>
          <table:table-cell table:style-name="Tableau2.C1" office:value-type="string">
            <text:p text:style-name="P7"><text:span text:style-name="classe">class Sokoban</text:span> : <text:span text:style-name="visibilité">public</text:span></text:p>
            <text:p text:style-name="P7"><text:span text:style-name="classe">Jeu&lt;CaseSok&gt;</text:span></text:p>
          </table:table-cell>
        </table:table-row>
        <table:table-row>
          <table:table-cell table:style-name="Tableau2.A2" office:value-type="string">
            <text:p text:style-name="P6"><text:span text:style-name="visibilité">private:</text:span></text:p>
            <text:p text:style-name="P6"><text:span text:style-name="Type_20_de_20_variable">bool</text:span> <text:span text:style-name="Nom_20_de_20_variable">autresNombres</text:span>;</text:p>
            <text:p text:style-name="P6"><text:span text:style-name="Type_20_de_20_variable">bool</text:span> <text:span text:style-name="Nom_20_de_20_variable">nombresNegatifs</text:span>;</text:p>
            <text:p text:style-name="P6"><text:span text:style-name="Type_20_de_20_variable">bool</text:span> <text:span text:style-name="Nom_20_de_20_variable">multDiv</text:span>;</text:p>
            <text:p text:style-name="P6"><text:span text:style-name="Type_20_de_20_variable">bool</text:span> <text:span text:style-name="Nom_20_de_20_variable">destroy</text:span>;</text:p>
            <text:p text:style-name="P6"><text:span text:style-name="Qualificateurs">static const</text:span> <text:span text:style-name="Type_20_de_20_variable">float</text:span> <text:span text:style-name="Nom_20_de_20_variable">MULT</text:span>=1.0;</text:p>
            <text:p text:style-name="P6"><text:span text:style-name="Qualificateurs">static const</text:span> <text:span text:style-name="Type_20_de_20_variable">float</text:span> <text:span text:style-name="Nom_20_de_20_variable">DIV</text:span>=-1.0;</text:p>
            <text:p text:style-name="P6"><text:span text:style-name="Qualificateurs">static const</text:span> <text:span text:style-name="Type_20_de_20_variable">float</text:span> <text:span text:style-name="Nom_20_de_20_variable">DESTROY_F</text:span>=0,5;</text:p>
            <text:p text:style-name="P6"><text:span text:style-name="Commentaire">//les valeurs 1, -1 et 0.5 n'étant pas</text:span></text:p>
            <text:p text:style-name="P6"><text:span text:style-name="Commentaire">des valeurs possibles de nombres, on</text:span></text:p>
            <text:p text:style-name="P6"><text:span text:style-name="Commentaire">les utilises pour représenter</text:span></text:p>
            <text:p text:style-name="P6"><text:span text:style-name="Commentaire">respectivement les cases x2, /2 et</text:span></text:p>
            <text:p text:style-name="P6"><text:span text:style-name="Commentaire">destroy)</text:span></text:p>
            <text:p text:style-name="P6"/>
            <text:p text:style-name="P6"><text:span text:style-name="visibilité">public:</text:span></text:p>
            <text:p text:style-name="P6"><text:span text:style-name="Nom_20_de_20_fonction">Jeu2048</text:span>(<text:span text:style-name="Type_20_de_20_variable">int</text:span> <text:span text:style-name="Nom_20_de_20_variable">l</text:span>, <text:span text:style-name="Type_20_de_20_variable">int</text:span> <text:span text:style-name="Nom_20_de_20_variable">h</text:span>, <text:span text:style-name="Type_20_de_20_variable">bool </text:span><text:span text:style-name="Nom_20_de_20_variable">autres</text:span>=false, <text:span text:style-name="Type_20_de_20_variable">bool</text:span> <text:span text:style-name="Nom_20_de_20_variable">neg</text:span>=false, <text:span text:style-name="Type_20_de_20_variable">bool</text:span></text:p>
            <text:p text:style-name="P6"><text:span text:style-name="Nom_20_de_20_variable">mult_div</text:span>=false, <text:span text:style-name="Type_20_de_20_variable">bool</text:span> <text:span text:style-name="Nom_20_de_20_variable">destroy</text:span>=false);</text:p>
            <text:p text:style-name="P6"><text:span text:style-name="Commentaire">//par défaut, on implémente le jeu</text:span></text:p>
            <text:p text:style-name="P6"><text:span text:style-name="Commentaire">basique</text:span></text:p>
            <text:p text:style-name="P6"><text:span text:style-name="Nom_20_de_20_fonction">~Jeu2048</text:span>();</text:p>
          </table:table-cell>
          <table:table-cell table:style-name="Tableau2.B2" office:value-type="string">
            <text:p text:style-name="P6"><text:span text:style-name="visibilité">private:</text:span></text:p>
            <text:p text:style-name="P6"><text:span text:style-name="Type_20_de_20_variable">int</text:span> <text:span text:style-name="Nom_20_de_20_variable">pos_x</text:span>;</text:p>
            <text:p text:style-name="P6"><text:span text:style-name="Type_20_de_20_variable">int</text:span> <text:span text:style-name="Nom_20_de_20_variable">pos_y</text:span>;</text:p>
            <text:p text:style-name="P6"><text:span text:style-name="Commentaire">//pos_x et pos_y représentent les coordonnées de la case vide</text:span></text:p>
            <text:p text:style-name="P6"/>
            <text:p text:style-name="P6"><text:span text:style-name="visibilité">public:</text:span></text:p>
            <text:p text:style-name="P6"><text:span text:style-name="Nom_20_de_20_fonction">Taquin</text:span>(<text:span text:style-name="Type_20_de_20_variable">int</text:span>,<text:span text:style-name="Type_20_de_20_variable">int</text:span>);</text:p>
            <text:p text:style-name="P6"><text:span text:style-name="Nom_20_de_20_fonction">~Taquin</text:span>();</text:p>
          </table:table-cell>
          <table:table-cell table:style-name="Tableau2.C2" office:value-type="string">
            <text:p text:style-name="P8"><text:span text:style-name="visibilité">private:</text:span></text:p>
            <text:p text:style-name="P8"><text:span text:style-name="Type_20_de_20_variable">int</text:span> <text:span text:style-name="Nom_20_de_20_variable">pos_x</text:span>;</text:p>
            <text:p text:style-name="P8"><text:span text:style-name="Type_20_de_20_variable">int</text:span> <text:span text:style-name="Nom_20_de_20_variable">pos_y</text:span>;</text:p>
            <text:p text:style-name="P8"><text:span text:style-name="Commentaire">//pos_x et pos_y représentent les coordonnées de la case occupée par le personnage</text:span></text:p>
            <text:p text:style-name="P8"/>
            <text:p text:style-name="P8"><text:span text:style-name="visibilité">public:</text:span></text:p>
            <text:p text:style-name="P8"><text:span text:style-name="Nom_20_de_20_fonction">Sokoban</text:span>(<text:span text:style-name="Type_20_de_20_variable">int</text:span>,<text:span text:style-name="Type_20_de_20_variable">int</text:span>);</text:p>
            <text:p text:style-name="P8"><text:span text:style-name="Nom_20_de_20_fonction">~Sokoban</text:span>();</text:p>
          </table:table-cell>
        </table:table-row>
      </table:table>
      <text:p text:style-name="P1"/>
      <text:p text:style-name="P1"/>
      <text:p text:style-name="P1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7"><text:span text:style-name="classe">enum class CaseSok={pers,caisse,but,mur,vide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6-12-01T19:17:06.845048052</dc:date>
    <meta:generator>LibreOffice/4.3.3.2$Linux_x86 LibreOffice_project/430m0$Build-2</meta:generator>
    <meta:editing-duration>PT15M42S</meta:editing-duration>
    <meta:editing-cycles>3</meta:editing-cycles>
    <meta:document-statistic meta:table-count="3" meta:image-count="0" meta:object-count="0" meta:page-count="3" meta:paragraph-count="64" meta:word-count="209" meta:character-count="1545" meta:non-whitespace-character-count="1400"/>
  </office:meta>
</office:document-meta>
</file>